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Times New Roman"/>
    </style:style>
    <style:style style:name="P2" style:family="paragraph" style:parent-style-name="Default_20_Tex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font-style="normal" fo:text-shadow="none" style:text-underline-style="none" fo:font-weight="bold" style:font-name-asian="Bookman Old Style" style:font-size-asian="11pt" style:font-style-asian="normal" style:font-weight-asian="bold" style:font-name-complex="Bookman Old Style" style:font-size-complex="11pt" style:font-style-complex="normal" style:font-weight-complex="bold" style:text-emphasize="none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 style:text-autospace="none" style:writing-mode="lr-tb"/>
      <style:text-properties fo:color="#000000" style:text-line-through-style="none" style:font-name="Times New Roman" fo:font-size="11pt" fo:font-style="normal" fo:text-shadow="none" style:text-underline-style="none" fo:font-weight="bold" style:font-name-asian="Bookman Old Style" style:font-size-asian="11pt" style:font-style-asian="normal" style:font-weight-asian="bold" style:font-name-complex="Bookman Old Style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Default_20_Text">
      <style:paragraph-properties fo:line-height="150%" fo:text-align="start" style:justify-single-word="false" style:text-autospace="none" style:writing-mode="lr-tb"/>
      <style:text-properties fo:color="#000000" style:text-line-through-style="none" style:font-name="Times New Roman" fo:font-size="11pt" fo:font-style="normal" fo:text-shadow="none" style:text-underline-style="none" fo:font-weight="bold" style:font-name-asian="Bookman Old Style" style:font-size-asian="11pt" style:font-style-asian="normal" style:font-weight-asian="bold" style:font-name-complex="Bookman Old Style" style:font-size-complex="11pt" style:font-style-complex="normal" style:font-weight-complex="bold" style:text-emphasize="none" style:text-overline-style="none" style:text-overline-color="font-color"/>
    </style:style>
    <style:style style:name="P5" style:family="paragraph" style:parent-style-name="Default_20_Text">
      <style:paragraph-properties fo:line-height="115%" fo:text-align="justify" style:justify-single-word="false" style:text-autospace="none" style:writing-mode="lr-tb"/>
      <style:text-properties fo:color="#000000" style:text-line-through-style="none" style:font-name="Times New Roman" fo:font-size="11pt" fo:font-style="normal" fo:text-shadow="none" style:text-underline-style="none" fo:font-weight="normal" style:font-name-asian="Bookman Old Style" style:font-size-asian="11pt" style:font-style-asian="normal" style:font-weight-asian="normal" style:font-name-complex="Bookman Old Style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Default_20_Text">
      <style:paragraph-properties fo:line-height="150%" fo:text-align="justify" style:justify-single-word="false" style:text-autospace="none" style:writing-mode="lr-tb"/>
      <style:text-properties fo:color="#000000" style:text-line-through-style="none" style:font-name="Times New Roman" fo:font-size="11pt" fo:font-style="normal" fo:text-shadow="none" style:text-underline-style="none" fo:font-weight="normal" style:font-name-asian="Bookman Old Style" style:font-size-asian="11pt" style:font-style-asian="normal" style:font-weight-asian="normal" style:font-name-complex="Bookman Old Style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 style:text-autospace="none" style:writing-mode="lr-tb"/>
      <style:text-properties fo:color="#000000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name-asian="Bookman Old Style" style:font-size-asian="11pt" style:font-style-asian="normal" style:font-weight-asian="bold" style:font-name-complex="Bookman Old Style" style:font-size-complex="11pt" style:font-style-complex="normal" style:font-weight-complex="bold" style:text-emphasize="none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style:text-autospace="none" style:writing-mode="lr-tb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AFFIDAVIT</text:p>
      <text:p text:style-name="P2"><text:tab/><text:tab/><text:tab/><text:tab/><text:tab/>( on Rs.100/- stamp paper)</text:p>
      <text:p text:style-name="P2">We,</text:p>
      <text:p text:style-name="P2">Applicant</text:p>
      <text:p text:style-name="P2">…..............................</text:p>
      <text:p text:style-name="P2"/>
      <text:p text:style-name="P2">and </text:p>
      <text:p text:style-name="P2"/>
      <text:p text:style-name="P2">CO-APPLICANT</text:p>
      <text:p text:style-name="P2">…................................</text:p>
      <text:p text:style-name="P2"/>
      <text:p text:style-name="P4">both resident of (Mention Address)</text:p>
      <text:p text:style-name="P4">….........................................</text:p>
      <text:p text:style-name="P4">….........................................</text:p>
      <text:p text:style-name="P7">do hereby affirm and state as under:</text:p>
      <text:p text:style-name="P1"/>
      <text:p text:style-name="P6"><text:span text:style-name="T1">1.  </text:span>  That, we the above named deponents are permanent residents of the above address.</text:p>
      <text:p text:style-name="P6"><text:span text:style-name="T1">2.</text:span>    That, I the deponent No. 1 have secured admission in Indian Institute of Technology, Bhilai Full Time course <text:s/>of <text:s text:c="3"/>Under graduate for ............... <text:s text:c="3"/>academic year.</text:p>
      <text:p text:style-name="P6"><text:span text:style-name="T1">3.</text:span>    That, both the deponents hereby state that we have not availed any education loan from any Bank or any other financial institution in any way for the above course.</text:p>
      <text:p text:style-name="P6"><text:span text:style-name="T1">4.</text:span>    That, we both the deponents hereby state that we have not defaulted any loan granted to us individually or jointly.</text:p>
      <text:p text:style-name="P6"><text:span text:style-name="T1">5.  </text:span>  That, I the deponent No. 2 declare that I shall indemnify the State Bank of India of any loss made to the Bank by sanction of any loan to deponent No.1 who is my natural born ward.</text:p>
      <text:p text:style-name="P6"><text:span text:style-name="T1">6.</text:span>    That, this affidavit is required to be produced before State Bank of India, …................….................Branch for sanction of SBI Scholar Loan in the name of deponent No. 1 and deponent No. 2 jointly.</text:p>
      <text:p text:style-name="P6"><text:span text:style-name="T1">7.</text:span>    That, we the deponents declare that deponent No. 1 is not receiving any scholarship or fellowship from any source for undertaking this course.</text:p>
      <text:p text:style-name="P6"><text:span text:style-name="T1">8.</text:span>    That, we undertake to advise the periodical progress of the student to the bank and advise the Bank about the job undertaken after completion of course by the student.</text:p>
      <text:p text:style-name="P6"><text:span text:style-name="T1">9. </text:span>   That the facts stated above are true to the best of our knowledge and belief.</text:p>
      <text:p text:style-name="P5"/>
      <text:p text:style-name="P2">1 …………………………(Signature of Applicant)</text:p>
      <text:p text:style-name="P2"/>
      <text:p text:style-name="P2"/>
      <text:p text:style-name="P2"><text:s/>2 …………………………(Signature of Co-Applicant. </text:p>
      <text:p text:style-name="P2"/>
      <text:p text:style-name="P2">(DEPONENTS)</text:p>
      <text:p text:style-name="P2"/>
      <text:p text:style-name="P2">IDENTIFIED BY AND SWORN BEFORE ME</text:p>
      <text:p text:style-name="P8">NOTARY 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20-11-10T11:13:05.66</dc:date>
    <meta:editing-duration>PT01H07M20S</meta:editing-duration>
    <meta:editing-cycles>7</meta:editing-cycles>
    <meta:document-statistic meta:table-count="0" meta:image-count="0" meta:object-count="0" meta:page-count="1" meta:paragraph-count="26" meta:word-count="282" meta:character-count="1774"/>
    <meta:user-defined meta:name="Info 1"/>
    <meta:user-defined meta:name="Info 2"/>
    <meta:user-defined meta:name="Info 3"/>
    <meta:user-defined meta:name="Info 4"/>
  </office:meta>
</office:document-meta>
</file>